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de30" officeooo:paragraph-rsid="0009d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l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5:19:43.320423405</meta:creation-date>
    <dc:date>2019-03-03T15:20:01.371280884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